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start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3.6cm" svg:height="3.3cm" svg:x="1.2cm" svg:y="1.7cm">
          <text:p text:style-name="P1"><text:span text:style-name="T1">Kunde</text:span></text:p>
          <text:p text:style-name="P1"><text:span text:style-name="T1">- id</text:span></text:p>
          <text:p text:style-name="P1"><text:span text:style-name="T1">- Name</text:span></text:p>
          <text:p text:style-name="P1"><text:span text:style-name="T1">- Kunde_seit</text:span></text:p>
          <text:p text:style-name="P1"><text:span text:style-name="T1">- Telefonnummer</text:span></text:p>
          <text:p text:style-name="P1"><text:span text:style-name="T1">- Email</text:span></text:p>
        </draw:rect>
        <draw:rect draw:style-name="gr1" draw:text-style-name="P1" draw:layer="layout" svg:width="3.6cm" svg:height="3.4cm" svg:x="6.9cm" svg:y="2.6cm">
          <text:p text:style-name="P1"><text:span text:style-name="T1">Lieferadresse</text:span></text:p>
          <text:p text:style-name="P1"><text:span text:style-name="T1">- Straße</text:span></text:p>
          <text:p text:style-name="P1"><text:span text:style-name="T1">- Hausnummer</text:span></text:p>
          <text:p text:style-name="P1"><text:span text:style-name="T1">- Telefonnummer</text:span></text:p>
          <text:p text:style-name="P1"><text:span text:style-name="T1">- PLZ</text:span></text:p>
          <text:p text:style-name="P1"><text:span text:style-name="T1">- Ort</text:span></text:p>
        </draw:rect>
        <draw:line draw:style-name="gr2" draw:text-style-name="P3" draw:layer="layout" svg:x1="4.9cm" svg:y1="3.5cm" svg:x2="6.9cm" svg:y2="3.5cm">
          <text:p text:style-name="P2"><text:span text:style-name="T1">hat</text:span></text:p>
        </draw:line>
        <draw:rect draw:style-name="gr1" draw:text-style-name="P3" draw:layer="layout" svg:width="2.5cm" svg:height="1.2cm" svg:x="12.5cm" svg:y="1.2cm">
          <text:p text:style-name="P3"><text:span text:style-name="T1">Zahlungsart</text:span></text:p>
        </draw:rect>
        <draw:line draw:style-name="gr2" draw:text-style-name="P3" draw:layer="layout" svg:x1="4.8cm" svg:y1="2.2cm" svg:x2="12.5cm" svg:y2="1.8cm">
          <text:p text:style-name="P3"><text:span text:style-name="T1">verwendet</text:span></text:p>
        </draw:line>
        <draw:rect draw:style-name="gr1" draw:text-style-name="P1" draw:layer="layout" svg:width="3cm" svg:height="2.6cm" svg:x="12.5cm" svg:y="5.4cm">
          <text:p text:style-name="P1">Bankeinzug</text:p>
          <text:p text:style-name="P1">- Kontoinhaber</text:p>
          <text:p text:style-name="P1">- IBAN</text:p>
          <text:p text:style-name="P1">- BIC</text:p>
          <text:p text:style-name="P1">- Vollmacht</text:p>
        </draw:rect>
        <draw:rect draw:style-name="gr1" draw:text-style-name="P1" draw:layer="layout" svg:width="1.7cm" svg:height="1.451cm" svg:x="15.5cm" svg:y="5.4cm">
          <text:p text:style-name="P1">Paypal</text:p>
          <text:p text:style-name="P1">- eMail</text:p>
        </draw:rect>
        <draw:line draw:style-name="gr2" draw:text-style-name="P3" draw:layer="layout" svg:x1="13.7cm" svg:y1="2.4cm" svg:x2="16.2cm" svg:y2="5.4cm">
          <text:p text:style-name="P2"><text:span text:style-name="T1">vorhanden</text:span></text:p>
        </draw:line>
        <draw:line draw:style-name="gr2" draw:text-style-name="P3" draw:layer="layout" svg:x1="13.7cm" svg:y1="2.4cm" svg:x2="13.8cm" svg:y2="5.4cm">
          <text:p text:style-name="P3"><text:span text:style-name="T1">vorhanden</text:span></text:p>
        </draw:line>
        <draw:rect draw:style-name="gr1" draw:text-style-name="P1" draw:layer="layout" svg:width="1.7cm" svg:height="1.4cm" svg:x="17.2cm" svg:y="5.4cm">
          <text:p text:style-name="P1">Bitcoin</text:p>
          <text:p text:style-name="P1">- eMail</text:p>
        </draw:rect>
        <draw:line draw:style-name="gr2" draw:text-style-name="P3" draw:layer="layout" svg:x1="13.7cm" svg:y1="2.4cm" svg:x2="18cm" svg:y2="5.4cm">
          <text:p text:style-name="P2"><text:span text:style-name="T1">vorhanden</text:span></text:p>
        </draw:line>
        <draw:rect draw:style-name="gr1" draw:text-style-name="P1" draw:layer="layout" svg:width="3.8cm" svg:height="4.6cm" svg:x="1cm" svg:y="13.9cm">
          <text:p text:style-name="P1">Bestellung</text:p>
          <text:p text:style-name="P1">- Nummer</text:p>
          <text:p text:style-name="P1">- Eingangs_Datum</text:p>
          <text:p text:style-name="P1"/>
        </draw:rect>
        <draw:rect draw:style-name="gr1" draw:text-style-name="P1" draw:layer="layout" svg:width="3.8cm" svg:height="4.6cm" svg:x="11.2cm" svg:y="13.9cm">
          <text:p text:style-name="P4"><text:span text:style-name="T1">Lieferung</text:span></text:p>
        </draw:rect>
        <draw:rect draw:style-name="gr1" draw:text-style-name="P1" draw:layer="layout" svg:width="3.8cm" svg:height="4.6cm" svg:x="6.1cm" svg:y="13.9cm">
          <text:p text:style-name="P1">Kommissionierung</text:p>
        </draw:rect>
        <draw:rect draw:style-name="gr1" draw:text-style-name="P3" draw:layer="layout" svg:width="3.8cm" svg:height="4.6cm" svg:x="16.2cm" svg:y="13.9cm">
          <text:p text:style-name="P2"><text:span text:style-name="T1">Abgeschlossen</text:span></text:p>
        </draw:rect>
        <draw:rect draw:style-name="gr1" draw:text-style-name="P2" draw:layer="layout" svg:width="3.2cm" svg:height="2.1cm" svg:x="5.6cm" svg:y="22.1cm">
          <text:p text:style-name="P4"><text:span text:style-name="T1">Endprodukt</text:span></text:p>
          <text:p text:style-name="P4"><text:span text:style-name="T1">- Montagezeit</text:span></text:p>
          <text:p text:style-name="P2"><text:span text:style-name="T1">- Montagepreis</text:span></text:p>
          <text:p text:style-name="P4"><text:span text:style-name="T1">- Packmaß</text:span></text:p>
        </draw:rect>
        <draw:rect draw:style-name="gr1" draw:text-style-name="P1" draw:layer="layout" svg:width="4.4cm" svg:height="3.4cm" svg:x="5.6cm" svg:y="25.3cm">
          <text:p text:style-name="P1"><text:span text:style-name="T1">Komponenten</text:span></text:p>
          <text:p text:style-name="P1"><text:span text:style-name="T1">- Preis</text:span></text:p>
          <text:p text:style-name="P1"><text:span text:style-name="T1">- Bestand</text:span></text:p>
          <text:p text:style-name="P1"><text:span text:style-name="T1">- Gewicht</text:span></text:p>
          <text:p text:style-name="P1"><text:span text:style-name="T1">- Lieferant</text:span></text:p>
          <text:p text:style-name="P1"><text:span text:style-name="T1">- Nachbestellung_bei</text:span></text:p>
          <text:p text:style-name="P1"><text:span text:style-name="T1"/></text:p>
        </draw:rect>
        <draw:rect draw:style-name="gr1" draw:text-style-name="P3" draw:layer="layout" svg:width="1.7cm" svg:height="0.7cm" svg:x="4.3cm" svg:y="20.4cm">
          <text:p text:style-name="P3"><text:span text:style-name="T1">Ware</text:span></text:p>
        </draw:rect>
        <draw:line draw:style-name="gr3" draw:text-style-name="P2" draw:layer="layout" svg:x1="6.9cm" svg:y1="24.3cm" svg:x2="6.9cm" svg:y2="25.3cm">
          <text:p/>
        </draw:line>
        <draw:frame draw:style-name="gr4" draw:text-style-name="P5" draw:layer="layout" svg:width="2.703cm" svg:height="0.725cm" svg:x="6.9cm" svg:y="24.4cm">
          <draw:text-box>
            <text:p text:style-name="P5"><text:span text:style-name="T1">besteht aus</text:span></text:p>
          </draw:text-box>
        </draw:frame>
        <draw:line draw:style-name="gr3" draw:text-style-name="P2" draw:layer="layout" svg:x1="5.3cm" svg:y1="21.1cm" svg:x2="7.2cm" svg:y2="22.1cm">
          <text:p/>
        </draw:line>
        <draw:rect draw:style-name="gr1" draw:text-style-name="P1" draw:layer="layout" svg:width="4.3cm" svg:height="3.6cm" svg:x="1cm" svg:y="22.1cm">
          <text:p text:style-name="P1"><text:span text:style-name="T1">Fertigprodukt</text:span></text:p>
          <text:p text:style-name="P1"><text:span text:style-name="T1">- Preis</text:span></text:p>
          <text:p text:style-name="P1"><text:span text:style-name="T1">- Bestand</text:span></text:p>
          <text:p text:style-name="P1"><text:span text:style-name="T1">- Gewicht</text:span></text:p>
          <text:p text:style-name="P1"><text:span text:style-name="T1">- Packmaß</text:span></text:p>
          <text:p text:style-name="P1"><text:span text:style-name="T1">- Lieferant</text:span></text:p>
          <text:p text:style-name="P1"><text:span text:style-name="T1">- Nachbestellung_bei</text:span></text:p>
        </draw:rect>
        <draw:line draw:style-name="gr3" draw:text-style-name="P2" draw:layer="layout" svg:x1="5.2cm" svg:y1="21.1cm" svg:x2="2.6cm" svg:y2="22.1cm">
          <text:p/>
        </draw:line>
        <draw:line draw:style-name="gr2" draw:text-style-name="P3" draw:layer="layout" svg:x1="2.8cm" svg:y1="13.9cm" svg:x2="13.3cm" svg:y2="2.4cm">
          <text:p text:style-name="P2"><text:span text:style-name="T1">hat</text:span></text:p>
        </draw:line>
        <draw:line draw:style-name="gr2" draw:text-style-name="P3" draw:layer="layout" svg:x1="2.8cm" svg:y1="13.9cm" svg:x2="8.3cm" svg:y2="6cm">
          <text:p text:style-name="P2"><text:span text:style-name="T1">geht an</text:span></text:p>
        </draw:line>
        <draw:line draw:style-name="gr2" draw:text-style-name="P3" draw:layer="layout" svg:x1="2.7cm" svg:y1="18.5cm" svg:x2="5.2cm" svg:y2="20.4cm">
          <text:p text:style-name="P3"><text:span text:style-name="T1">enthält</text:span></text:p>
        </draw:line>
        <draw:line draw:style-name="gr2" draw:text-style-name="P3" draw:layer="layout" svg:x1="7.8cm" svg:y1="18.5cm" svg:x2="5.2cm" svg:y2="20.4cm">
          <text:p text:style-name="P3"><text:span text:style-name="T1">wird benötigt</text:span></text:p>
        </draw:line>
        <draw:line draw:style-name="gr3" draw:text-style-name="P2" draw:layer="layout" svg:x1="7.8cm" svg:y1="18.5cm" svg:x2="7.2cm" svg:y2="22.1cm">
          <text:p/>
        </draw:line>
      </draw:page>
      <draw:page draw:name="page2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fen Kurt</meta:initial-creator>
    <meta:creation-date>2017-11-26T22:29:06.06</meta:creation-date>
    <dc:date>2017-11-26T23:18:58.02</dc:date>
    <dc:creator>Steffen Kurt</dc:creator>
    <meta:editing-duration>PT3M58S</meta:editing-duration>
    <meta:editing-cycles>1</meta:editing-cycles>
    <meta:document-statistic meta:object-count="28"/>
    <meta:generator>OpenOffice/4.1.4$Win32 OpenOffice.org_project/414m5$Build-9788</meta:generator>
  </office:meta>
</office:document-meta>
</file>